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62E00000EE355DE207A.svm"/>
  <manifest:file-entry manifest:media-type="" manifest:full-path="Pictures/20000007000045C4000008606DC8CF1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ri" svg:font-family="Cour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</style:style>
    <style:style style:name="P9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weight="normal" style:font-weight-asian="normal" style:font-weight-complex="normal"/>
    </style:style>
    <style:style style:name="P11" style:family="paragraph" style:parent-style-name="Preformatted_20_Text">
      <style:paragraph-properties fo:line-height="125%" fo:text-align="justify" style:justify-single-word="false" fo:background-color="#1c1c1c">
        <style:background-image/>
      </style:paragraph-properties>
      <style:text-properties fo:font-weight="normal" style:font-weight-asian="normal" style:font-weight-complex="normal"/>
    </style:style>
    <style:style style:name="P12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b660a" fo:font-weight="bold"/>
    </style:style>
    <style:style style:name="T3" style:family="text">
      <style:text-properties fo:color="#ffffff"/>
    </style:style>
    <style:style style:name="T4" style:family="text">
      <style:text-properties fo:color="#0086d2"/>
    </style:style>
    <style:style style:name="T5" style:family="text">
      <style:text-properties style:font-name="Courier New" fo:font-size="11pt" style:font-size-asian="11pt" style:font-size-complex="11pt"/>
    </style:style>
    <style:style style:name="T6" style:family="text">
      <style:text-properties style:font-name="Courier New" fo:font-size="10.5pt" style:font-size-asian="10.5pt" style:font-size-complex="10.5pt"/>
    </style:style>
    <style:style style:name="T7" style:family="text">
      <style:text-properties fo:color="#ff0086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ext managers</text:p>
      <text:p text:style-name="P1"/>
      <text:p text:style-name="P2"/>
      <text:list xml:id="list4930335461030305867" text:style-name="L1">
        <text:list-item>
          <text:p text:style-name="P5">Context manager example</text:p>
        </text:list-item>
      </text:list>
      <text:p text:style-name="P7"/>
      <text:p text:style-name="P7">&gt; A very well-known example of the use of a context manager is the context manager to handle <text:span text:style-name="T1">files</text:span>:</text:p>
      <text:p text:style-name="P7"/>
      <text:p text:style-name="P9"><text:span text:style-name="T2">with</text:span> <text:span text:style-name="T3">open(</text:span><text:span text:style-name="T4">"notes.txt"</text:span><text:span text:style-name="T3">,</text:span> <text:span text:style-name="T4">"w"</text:span><text:span text:style-name="T3">)</text:span> <text:span text:style-name="T2">as</text:span> <text:span text:style-name="T3">file:</text:span></text:p>
      <text:p text:style-name="P8"><text:s text:c="4"/><text:span text:style-name="T3">file.write(</text:span><text:span text:style-name="T4">"Hello there\n"</text:span><text:span text:style-name="T3">)</text:span></text:p>
      <text:p text:style-name="P2">A <text:span text:style-name="T1">context manager </text:span>will create a context in which a particular ressource (here, a file) can be used, and also manage to do the proper cleanup after leaving the <text:span text:style-name="T1">while </text:span>clause that delimitates it. So here, for example, the context manager will properly <text:span text:style-name="T1">close </text:span>the file (whether an exception occured or not).</text:p>
      <text:p text:style-name="P2"/>
      <text:p text:style-name="P2">Here is the equivalent code <text:span text:style-name="T1">without a context manager</text:span> :</text:p>
      <text:p text:style-name="P2"/>
      <text:p text:style-name="P10"><text:span text:style-name="T3">file</text:span> <text:span text:style-name="T3">=</text:span> <text:span text:style-name="T3">open(</text:span><text:span text:style-name="T4">"notes.txt"</text:span><text:span text:style-name="T3">,</text:span> <text:span text:style-name="T4">"w"</text:span><text:span text:style-name="T3">)</text:span></text:p>
      <text:p text:style-name="P12"><text:span text:style-name="T2">try</text:span><text:span text:style-name="T3">:</text:span></text:p>
      <text:p text:style-name="P12"><text:s text:c="4"/><text:span text:style-name="T3">file.write(</text:span><text:span text:style-name="T4">"Hello there\n"</text:span><text:span text:style-name="T3">)</text:span></text:p>
      <text:p text:style-name="P12"><text:span text:style-name="T2">finally</text:span><text:span text:style-name="T3">:</text:span></text:p>
      <text:p text:style-name="P8"><text:s text:c="4"/><text:span text:style-name="T3">file.close()</text:span></text:p>
      <text:p text:style-name="P2">Even with such a simple example, the <text:span text:style-name="T1">with </text:span>statement is much cleaner. That is why it is the prefered syntax to open and process files.</text:p>
      <text:p text:style-name="P2"/>
      <text:p text:style-name="P2"/>
      <text:p text:style-name="P2">&gt; Another example is to use <text:span text:style-name="T1">context manager </text:span>in order to implement <text:span text:style-name="T1">locks </text:span>in multithreaded / multiprocess environments (see tutorial) ; the use of the <text:span text:style-name="T1">with </text:span>statement avoid to explicitely call <text:span text:style-name="T5">lock.acquire()</text:span> and <text:span text:style-name="T5">lock.release()</text:span>, ensuring that we use a lock correctly and avoid deadlocks or other similar pitfalls.</text:p>
      <text:p text:style-name="P2"/>
      <text:p text:style-name="P2"/>
      <text:list xml:id="list4947567661596355766" text:style-name="L2">
        <text:list-item>
          <text:p text:style-name="P6">Custom context managers</text:p>
        </text:list-item>
      </text:list>
      <text:p text:style-name="P7"/>
      <text:p text:style-name="P7">&gt; A simple example, without exception handling :</text:p>
      <text:p text:style-name="P7"/>
      <text:p text:style-name="P9"><text:span text:style-name="T2">class</text:span> <text:span text:style-name="T3">ManagedFile:</text:span></text:p>
      <text:p text:style-name="P12"><text:s text:c="4"/><text:span text:style-name="T2">def</text:span> <text:span text:style-name="T7">__init__</text:span><text:span text:style-name="T3">(self,</text:span> <text:span text:style-name="T3">filename):</text:span></text:p>
      <text:p text:style-name="P12"><text:s text:c="8"/><text:span text:style-name="T3">self.filename</text:span> <text:span text:style-name="T3">=</text:span> <text:span text:style-name="T3">filename</text:span></text:p>
      <text:p text:style-name="P12"><text:s text:c="4"/></text:p>
      <text:p text:style-name="P12"><text:s text:c="4"/><text:span text:style-name="T2">def</text:span> <text:span text:style-name="T7">__enter__</text:span><text:span text:style-name="T3">(self):</text:span></text:p>
      <text:p text:style-name="P12"><text:s text:c="8"/><text:span text:style-name="T3">print(</text:span><text:span text:style-name="T4">"[*] Entering..."</text:span><text:span text:style-name="T3">)</text:span></text:p>
      <text:p text:style-name="P12"><text:s text:c="8"/><text:span text:style-name="T3">self.file</text:span> <text:span text:style-name="T3">=</text:span> <text:span text:style-name="T3">open(self.filename,</text:span> <text:span text:style-name="T4">"w"</text:span><text:span text:style-name="T3">)</text:span></text:p>
      <text:p text:style-name="P12"><text:s text:c="8"/><text:span text:style-name="T2">return</text:span> <text:span text:style-name="T3">self.file</text:span></text:p>
      <text:p text:style-name="P12"><text:s text:c="4"/></text:p>
      <text:p text:style-name="P12"><text:s text:c="4"/><text:span text:style-name="T2">def</text:span> <text:span text:style-name="T7">__exit__</text:span><text:span text:style-name="T3">(self,</text:span> <text:span text:style-name="T3">exc_type,</text:span> <text:span text:style-name="T3">exc_value,</text:span> <text:span text:style-name="T3">exc_traceback):</text:span></text:p>
      <text:p text:style-name="P12"><text:s text:c="8"/><text:span text:style-name="T2">if</text:span> <text:span text:style-name="T3">(self.file):</text:span></text:p>
      <text:p text:style-name="P12"><text:s text:c="12"/><text:span text:style-name="T3">self.file.close()</text:span></text:p>
      <text:p text:style-name="P12"><text:s text:c="8"/><text:span text:style-name="T3">print(</text:span><text:span text:style-name="T4">"[*] Exiting..."</text:span><text:span text:style-name="T3">)</text:span></text:p>
      <text:p text:style-name="P12"/>
      <text:p text:style-name="P12"><text:span text:style-name="T2">with</text:span> <text:span text:style-name="T3">ManagedFile(</text:span><text:span text:style-name="T4">'notes.txt'</text:span><text:span text:style-name="T3">)</text:span> <text:span text:style-name="T2">as</text:span> <text:span text:style-name="T3">file:</text:span></text:p>
      <text:p text:style-name="P12"><text:soft-page-break/><text:s text:c="4"/><text:span text:style-name="T3">print(</text:span><text:span text:style-name="T4">"[*] Doing stuff with resource"</text:span><text:span text:style-name="T3">)</text:span></text:p>
      <text:p text:style-name="P8"><text:s text:c="4"/><text:span text:style-name="T3">file.write(</text:span><text:span text:style-name="T4">"Hello there !\n"</text:span><text:span text:style-name="T3">)</text:span></text:p>
      <text:p text:style-name="P2">Here, we see that in order to define a class that will act as a <text:span text:style-name="T1">context manager</text:span>, we must define two special methods :</text:p>
      <text:p text:style-name="P2"/>
      <text:list xml:id="list3954281310349946929" text:style-name="L3">
        <text:list-item>
          <text:p text:style-name="P3"><text:span text:style-name="T6">__enter__(self)</text:span> : will be executed as soon as we enter the <text:span text:style-name="T1">with </text:span>statement. Use it to allocate the resource ; this function should return the allocated resource.</text:p>
        </text:list-item>
        <text:list-item>
          <text:p text:style-name="P3"><text:span text:style-name="T6">__exit__(self, exc_type, exc_value, exc_traceback)</text:span>: will be executed when leaving the <text:span text:style-name="T1">with</text:span>. Use it to do cleanup.</text:p>
        </text:list-item>
      </text:list>
      <text:p text:style-name="P2"/>
      <text:p text:style-name="P2"/>
      <text:p text:style-name="P2">&gt; We can see that the special methode <text:span text:style-name="T1">__exit__ </text:span>takes 4 arguments in order to manage the exceptions that might be raised within the <text:span text:style-name="T1">with </text:span>statement. We can use them to handle exceptions and still do cleanup despite those exceptions :</text:p>
      <text:p text:style-name="P2"/>
      <text:p text:style-name="P10"><text:span text:style-name="T2">class</text:span> <text:span text:style-name="T3">ManagedFile:</text:span></text:p>
      <text:p text:style-name="P12"><text:s text:c="4"/><text:span text:style-name="T2">def</text:span> <text:span text:style-name="T7">__init__</text:span><text:span text:style-name="T3">(self,</text:span> <text:span text:style-name="T3">filename):</text:span></text:p>
      <text:p text:style-name="P12"><text:s text:c="8"/><text:span text:style-name="T3">self.filename</text:span> <text:span text:style-name="T3">=</text:span> <text:span text:style-name="T3">filename</text:span></text:p>
      <text:p text:style-name="P12"><text:s text:c="4"/></text:p>
      <text:p text:style-name="P12"><text:s text:c="4"/><text:span text:style-name="T2">def</text:span> <text:span text:style-name="T7">__enter__</text:span><text:span text:style-name="T3">(self):</text:span></text:p>
      <text:p text:style-name="P12"><text:s text:c="8"/><text:span text:style-name="T3">print(</text:span><text:span text:style-name="T4">"[*] Entering..."</text:span><text:span text:style-name="T3">)</text:span></text:p>
      <text:p text:style-name="P12"><text:s text:c="8"/><text:span text:style-name="T3">self.file</text:span> <text:span text:style-name="T3">=</text:span> <text:span text:style-name="T3">open(self.filename,</text:span> <text:span text:style-name="T4">"w"</text:span><text:span text:style-name="T3">)</text:span></text:p>
      <text:p text:style-name="P12"><text:s text:c="8"/><text:span text:style-name="T2">return</text:span> <text:span text:style-name="T3">self.file</text:span></text:p>
      <text:p text:style-name="P12"><text:s text:c="4"/></text:p>
      <text:p text:style-name="P12"><text:s text:c="4"/><text:span text:style-name="T2">def</text:span> <text:span text:style-name="T7">__exit__</text:span><text:span text:style-name="T3">(self,</text:span> <text:span text:style-name="T3">exc_type,</text:span> <text:span text:style-name="T3">exc_value,</text:span> <text:span text:style-name="T3">exc_traceback):</text:span></text:p>
      <text:p text:style-name="P12"><text:s text:c="8"/><text:span text:style-name="T2">if</text:span> <text:span text:style-name="T3">(self.file):</text:span></text:p>
      <text:p text:style-name="P12"><text:s text:c="12"/><text:span text:style-name="T3">self.file.close()</text:span></text:p>
      <text:p text:style-name="P12"><text:s text:c="8"/><text:span text:style-name="T2">if</text:span> <text:span text:style-name="T3">(exc_type):</text:span></text:p>
      <text:p text:style-name="P12"><text:s text:c="12"/><text:span text:style-name="T3">print(f</text:span><text:span text:style-name="T4">"[*] Received an exception after cleanup ({exc_type})"</text:span><text:span text:style-name="T3">)</text:span></text:p>
      <text:p text:style-name="P12"><text:s text:c="8"/><text:span text:style-name="T3">print(</text:span><text:span text:style-name="T4">"[*] Exiting..."</text:span><text:span text:style-name="T3">)</text:span></text:p>
      <text:p text:style-name="P12"/>
      <text:p text:style-name="P12"><text:span text:style-name="T2">with</text:span> <text:span text:style-name="T3">ManagedFile(</text:span><text:span text:style-name="T4">'notes.txt'</text:span><text:span text:style-name="T3">)</text:span> <text:span text:style-name="T2">as</text:span> <text:span text:style-name="T3">file:</text:span></text:p>
      <text:p text:style-name="P12"><text:s text:c="4"/><text:span text:style-name="T3">print(</text:span><text:span text:style-name="T4">"[*] Doing stuff with resource"</text:span><text:span text:style-name="T3">)</text:span></text:p>
      <text:p text:style-name="P12"><text:s text:c="4"/><text:span text:style-name="T3">file.write(</text:span><text:span text:style-name="T4">"Hello there !\n"</text:span><text:span text:style-name="T3">)</text:span></text:p>
      <text:p text:style-name="P12"><text:s text:c="4"/><text:span text:style-name="T3">file.dostuff()</text:span></text:p>
      <text:p text:style-name="P12"/>
      <text:p text:style-name="P8"><text:span text:style-name="T3">print(</text:span><text:span text:style-name="T4">"[*] Continuing after with"</text:span><text:span text:style-name="T3">)</text:span></text:p>
      <text:p text:style-name="P2">Here we can see that the exception is raised and passed to the <text:span text:style-name="T1">__exit__ </text:span>method that is still able to do some cleanup before handling the exception. Here, we only print the exception type, that in this case is an <text:span text:style-name="T1">AttributeError </text:span>since our class doesn't have the <text:span text:style-name="T1">dostuff </text:span>method I'm trying to call within the <text:span text:style-name="T1">with </text:span>statement :</text:p>
      <text:p text:style-name="P2"/>
      <text:p text:style-name="P2"><draw:frame draw:style-name="fr1" draw:name="images1" text:anchor-type="paragraph" svg:width="16.999cm" svg:height="3.605cm" draw:z-index="0"><draw:image xlink:href="Pictures/200000070000462E00000EE355DE207A.svm" xlink:type="simple" xlink:show="embed" xlink:actuate="onLoad"/></draw:frame></text:p>
      <text:p text:style-name="P2"><text:soft-page-break/></text:p>
      <text:p text:style-name="P2">Notice here that by default, when the <text:span text:style-name="T1">__exit__ </text:span>function receives an exception, it will return <text:span text:style-name="T1">false </text:span>and prevent the rest of the code to execute after the <text:span text:style-name="T1">with </text:span>statement. To handle the exception and still continue execution, we can explicitely return <text:span text:style-name="T1">True</text:span> within the <text:span text:style-name="T1">__exit__ </text:span>function :</text:p>
      <text:p text:style-name="P2"/>
      <text:p text:style-name="P12"><text:s text:c="4"/><text:span text:style-name="T2">def</text:span> <text:span text:style-name="T7">__exit__</text:span><text:span text:style-name="T3">(self,</text:span> <text:span text:style-name="T3">exc_type,</text:span> <text:span text:style-name="T3">exc_value,</text:span> <text:span text:style-name="T3">exc_traceback):</text:span></text:p>
      <text:p text:style-name="P12"><text:s text:c="8"/><text:span text:style-name="T2">if</text:span> <text:span text:style-name="T3">(self.file):</text:span></text:p>
      <text:p text:style-name="P12"><text:s text:c="12"/><text:span text:style-name="T3">self.file.close()</text:span></text:p>
      <text:p text:style-name="P12"><text:s text:c="8"/><text:span text:style-name="T2">if</text:span> <text:span text:style-name="T3">(exc_type):</text:span></text:p>
      <text:p text:style-name="P12"><text:s text:c="12"/><text:span text:style-name="T3">print(f</text:span><text:span text:style-name="T4">"[*] Received an exception after cleanup ({exc_type})"</text:span><text:span text:style-name="T3">)</text:span></text:p>
      <text:p text:style-name="P12"><text:span text:style-name="T2"><text:tab/><text:tab/>return</text:span><text:span text:style-name="T3"> </text:span><text:span text:style-name="T2">True</text:span></text:p>
      <text:p text:style-name="P11"><text:s text:c="8"/><text:span text:style-name="T3">print(</text:span><text:span text:style-name="T4">"[*] Exiting..."</text:span><text:span text:style-name="T3">)</text:span></text:p>
      <text:p text:style-name="P2"/>
      <text:p text:style-name="P2"><draw:frame draw:style-name="fr1" draw:name="images2" text:anchor-type="paragraph" svg:width="16.999cm" svg:height="2.039cm" draw:z-index="1"><draw:image xlink:href="Pictures/20000007000045C4000008606DC8CF1F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ri" svg:font-family="Cour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57S</meta:editing-duration>
    <meta:editing-cycles>4</meta:editing-cycles>
    <meta:generator>OpenOffice/4.1.11$Win32 OpenOffice.org_project/4111m1$Build-9808</meta:generator>
    <dc:date>2022-04-08T15:02:07.64</dc:date>
    <meta:document-statistic meta:table-count="0" meta:image-count="2" meta:object-count="0" meta:page-count="4" meta:paragraph-count="65" meta:word-count="518" meta:character-count="3735"/>
    <meta:user-defined meta:name="Info 1"/>
    <meta:user-defined meta:name="Info 2"/>
    <meta:user-defined meta:name="Info 3"/>
    <meta:user-defined meta:name="Info 4"/>
  </office:meta>
</office:document-meta>
</file>